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20" office:value-type="float" office:value="43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20" office:value-type="float" office:value="-45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640" calcext:value-type="float">
            <text:p>-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20" office:value-type="float" office:value="892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KOhm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uF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9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number-columns-repeated="3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number-columns-repeated="3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number-columns-repeated="3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number-columns-repeated="3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number-columns-repeated="3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number-columns-repeated="3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FeB(Ohm)</text:p>
          </table:table-cell>
          <table:table-cell table:formula="of:=[.G4]/([.G3]^2*[.B6]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2'(Ohm)</text:p>
          </table:table-cell>
          <table:table-cell table:formula="of:=[.G5]/([.G3]^2*[.B6]^2)-[.G7]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number-columns-repeated="3"/>
          <table:table-cell office:value-type="string" calcext:value-type="string">
            <text:p>sin(phiFe)B</text:p>
          </table:table-cell>
          <table:table-cell table:formula="of:=[.G7]/(2*PI()*50g12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(º)</text:p>
          </table:table-cell>
          <table:table-cell office:value-type="float" office:value="17.4499" calcext:value-type="float">
            <text:p>17.4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(phiFe)</text:p>
          </table:table-cell>
          <table:table-cell office:value-type="float" office:value="0.95398" calcext:value-type="float">
            <text:p>0.95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l11B</text:p>
          </table:table-cell>
          <table:table-cell table:formula="of:=['Pergunta 3'.A24]/([.B6]*[.G3]*2*PI()*50)" office:value-type="string" office:string-value="" calcext:value-type="error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-00-0000</text:date>, <text:time style:data-style-name="N2" text:time-value="14:08:50.6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4:46:02.245000000</dc:date>
    <meta:editing-duration>PT2H2M34S</meta:editing-duration>
    <meta:editing-cycles>18</meta:editing-cycles>
    <meta:generator>LibreOffice/4.2.2.1$Windows_x86 LibreOffice_project/3be8cda0bddd8e430d8cda1ebfd581265cca5a0f</meta:generator>
    <meta:document-statistic meta:table-count="6" meta:cell-count="292" meta:object-count="0"/>
  </office:meta>
</office:document-meta>
</file>